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свящается Николаю Толстокулакову, Всеволоду Рылову и Ирине Барыкиной.</text:p>
      <text:h text:style-name="P3" text:outline-level="1">Концепция</text:h>
      <text:p text:style-name="P1">Курс построен следующим образом. </text:p>
      <text:p text:style-name="P1"/>
      <text:p text:style-name="P1">Сначала маленькими шажками даются попеременно некоторые теоретические сведения и простые <text:span text:style-name="T2">примеры</text:span> (все ходы записаны, их нужно выполнить), причем иногда практика будет обгонять теорию, а иногда наоборот. Фишка тут в том, что их можно делать даже в будние дни, т. к. на них не потребуется много времени. Примерно час-два на один шаг вперед.</text:p>
      <text:p text:style-name="P1"/>
      <text:p text:style-name="P1">В результате, после прохождения первой фазы, решатся основные проблемы конфигурирования, которые очень мешают быстро начать разработку. Будут ясны основные термины, и можно будет уже начинать использовать обширную документацию более целенаправленно. Будет в целом понятно, как должно быть устроено приложение, как должен происходить процесс наращивания его функциональности и т. п.</text:p>
      <text:p text:style-name="P1"/>
      <text:p text:style-name="P1">Второй этап будет состоять в реализации небольшого, но достаточно насыщенного проекта, где можно будет попробовать всё самостоятельно. Тут потребуется относительно много времени.</text:p>
      <text:p text:style-name="P1"/>
      <text:p text:style-name="P1">После того, как базовая часть функциональности будет реализована, предполагается постепенное добавление фич в проект, чтобы попробовать такие интересные штуки как AJAX, JQuery и другие вкусные вещи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4-01T23:59:19.06</dc:date>
    <meta:editing-duration>PT00H46M24S</meta:editing-duration>
    <meta:editing-cycles>54</meta:editing-cycles>
    <meta:generator>OpenOffice.org/3.2$Win32 OpenOffice.org_project/320m12$Build-9483</meta:generator>
    <meta:document-statistic meta:table-count="0" meta:image-count="0" meta:object-count="0" meta:page-count="1" meta:paragraph-count="7" meta:word-count="162" meta:character-count="1208"/>
    <meta:user-defined meta:name="Поле 1"/>
    <meta:user-defined meta:name="Поле 2"/>
    <meta:user-defined meta:name="Поле 3"/>
    <meta:user-defined meta:name="Поле 4"/>
  </office:meta>
</office:document-meta>
</file>